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96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 style:data-style-name="N148"/>
    <style:style style:name="ce14" style:family="table-cell" style:parent-style-name="Default" style:data-style-name="N148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48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48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148">
      <style:table-cell-properties fo:background-color="#bbe33d" fo:border="0.06pt solid #000000"/>
    </style:style>
    <style:style style:name="ce18" style:family="table-cell" style:parent-style-name="Default" style:data-style-name="N148">
      <style:table-cell-properties fo:background-color="#5eb91e" fo:border="0.06pt solid #000000"/>
    </style:style>
    <style:style style:name="ce19" style:family="table-cell" style:parent-style-name="Default" style:data-style-name="N148">
      <style:table-cell-properties fo:background-color="#ffbf00" fo:border="0.06pt solid #000000"/>
    </style:style>
    <style:style style:name="ce20" style:family="table-cell" style:parent-style-name="Default" style:data-style-name="N148">
      <style:table-cell-properties fo:background-color="#ff8000" fo:border="0.06pt solid #000000"/>
    </style:style>
    <style:style style:name="ce21" style:family="table-cell" style:parent-style-name="Default" style:data-style-name="N148">
      <style:table-cell-properties fo:border="0.06pt solid #000000"/>
    </style:style>
    <style:style style:name="ce22" style:family="table-cell" style:parent-style-name="Default" style:data-style-name="N148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48">
      <style:table-cell-properties fo:background-color="#ffffa6" fo:border="0.06pt solid #000000"/>
    </style:style>
    <style:style style:name="ce23" style:family="table-cell" style:parent-style-name="Default" style:data-style-name="N148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48">
      <style:table-cell-properties fo:background-color="#ffd428" fo:border="0.06pt solid #000000"/>
    </style:style>
    <style:style style:name="ce26" style:family="table-cell" style:parent-style-name="Default" style:data-style-name="N148">
      <style:table-cell-properties fo:background-color="#ff0000"/>
    </style:style>
    <style:style style:name="ce29" style:family="table-cell" style:parent-style-name="Default" style:data-style-name="N148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48">
      <style:table-cell-properties fo:background-color="#ff3838" fo:border="0.06pt solid #000000"/>
    </style:style>
    <style:style style:name="ce31" style:family="table-cell" style:parent-style-name="Default" style:data-style-name="N148">
      <style:table-cell-properties fo:background-color="#00a933"/>
    </style:style>
    <style:style style:name="ce32" style:family="table-cell" style:parent-style-name="Default" style:data-style-name="N148">
      <style:table-cell-properties fo:background-color="#ffd7d7"/>
    </style:style>
    <style:style style:name="ce37" style:family="table-cell" style:parent-style-name="Default" style:data-style-name="N148">
      <style:table-cell-properties fo:background-color="#ffd8ce" fo:border="0.06pt solid #000000"/>
    </style:style>
    <style:style style:name="ce40" style:family="table-cell" style:parent-style-name="Default" style:data-style-name="N148">
      <style:table-cell-properties fo:border="none"/>
    </style:style>
    <style:style style:name="ce45" style:family="table-cell" style:parent-style-name="Default" style:data-style-name="N148">
      <style:table-cell-properties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 style:data-style-name="N148">
      <style:table-cell-properties fo:background-color="#069a2e"/>
    </style:style>
    <style:style style:name="ce43" style:family="table-cell" style:parent-style-name="Default" style:data-style-name="N3"/>
    <style:style style:name="ce39" style:family="table-cell" style:parent-style-name="Default" style:data-style-name="N148">
      <style:table-cell-properties fo:background-color="#d4ea6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3년1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49330" calcext:value-type="float">
            <text:p>49,33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4930" calcext:value-type="float">
            <text:p>4,93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24" calcext:value-type="float">
            <text:p>24.00</text:p>
          </table:table-cell>
          <table:table-cell table:style-name="ce17" table:formula="of:=[.C7]*[.D7]" office:value-type="float" office:value="351720" calcext:value-type="float">
            <text:p>351,72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3.5" calcext:value-type="float">
            <text:p>3.50</text:p>
          </table:table-cell>
          <table:table-cell table:style-name="ce17" table:formula="of:=[.C8]*[.D8]" office:value-type="float" office:value="205170" calcext:value-type="float">
            <text:p>205,170.00</text:p>
          </table:table-cell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77090" calcext:value-type="float">
            <text:p>77,09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598820" calcext:value-type="float">
            <text:p>2,598,820.00</text:p>
          </table:table-cell>
          <table:table-cell/>
          <table:table-cell table:style-name="ce22" office:value-type="string" calcext:value-type="string">
            <text:p>고용보험</text:p>
          </table:table-cell>
          <table:table-cell table:style-name="ce21" office:value-type="float" office:value="19570" calcext:value-type="float">
            <text:p>19,57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870" calcext:value-type="float">
            <text:p>9,87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2]" office:value-type="float" office:value="2347040" calcext:value-type="float">
            <text:p>2,347,040.00</text:p>
          </table:table-cell>
          <table:table-cell/>
          <table:table-cell table:style-name="ce22" office:value-type="string" calcext:value-type="string">
            <text:p>무급휴가</text:p>
          </table:table-cell>
          <table:table-cell table:style-name="ce21" office:value-type="float" office:value="2610" calcext:value-type="float">
            <text:p>2,61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합계</text:p>
          </table:table-cell>
          <table:table-cell table:style-name="ce24" table:formula="of:=SUM([.H5:.H11])" office:value-type="float" office:value="251780" calcext:value-type="float">
            <text:p>251,780.00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57040" calcext:value-type="float">
            <text:p>57,04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5700" calcext:value-type="float">
            <text:p>5,70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2" calcext:value-type="float">
            <text:p>12.00</text:p>
          </table:table-cell>
          <table:table-cell table:style-name="ce17" table:formula="of:=[.C7]*[.D7]" office:value-type="float" office:value="175860" calcext:value-type="float">
            <text:p>175,86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8" calcext:value-type="float">
            <text:p>8.00</text:p>
          </table:table-cell>
          <table:table-cell table:style-name="ce17" table:formula="of:=[.C8]*[.D8]" office:value-type="float" office:value="468960" calcext:value-type="float">
            <text:p>468,960.00</text:p>
          </table:table-cell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77090" calcext:value-type="float">
            <text:p>77,09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686750" calcext:value-type="float">
            <text:p>2,686,750.00</text:p>
          </table:table-cell>
          <table:table-cell/>
          <table:table-cell table:style-name="ce22" office:value-type="string" calcext:value-type="string">
            <text:p>고용보험</text:p>
          </table:table-cell>
          <table:table-cell table:style-name="ce21" office:value-type="float" office:value="19570" calcext:value-type="float">
            <text:p>19,57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4]" office:value-type="float" office:value="2844740" calcext:value-type="float">
            <text:p>2,844,740.00</text:p>
          </table:table-cell>
          <table:table-cell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870" calcext:value-type="float">
            <text:p>9,870.00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4"/>
          <table:table-cell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-377910" calcext:value-type="float">
            <text:p>-377,910.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-37730" calcext:value-type="float">
            <text:p>-37,73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23" office:value-type="string" calcext:value-type="string">
            <text:p>기타</text:p>
          </table:table-cell>
          <table:table-cell table:style-name="ce21" office:value-type="float" office:value="-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합계</text:p>
          </table:table-cell>
          <table:table-cell table:style-name="ce24" table:formula="of:=SUM([.H5:.H13])" office:value-type="float" office:value="-157990" calcext:value-type="float">
            <text:p>-157,99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21" office:value-type="float" office:value="28" calcext:value-type="float">
            <text:p>28.00</text:p>
          </table:table-cell>
          <table:table-cell table:style-name="ce17" table:formula="of:=[.C16]*[.D16]" office:value-type="float" office:value="410340" calcext:value-type="float">
            <text:p>410,34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21" office:value-type="float" office:value="4" calcext:value-type="float">
            <text:p>4.00</text:p>
          </table:table-cell>
          <table:table-cell table:style-name="ce17" table:formula="of:=[.C17]*[.D17]" office:value-type="float" office:value="234480" calcext:value-type="float">
            <text:p>234,480.0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686750" calcext:value-type="float">
            <text:p>2,686,750.00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4]" office:value-type="float" office:value="2844740" calcext:value-type="float">
            <text:p>2,844,740.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36280" calcext:value-type="float">
            <text:p>36,28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3620" calcext:value-type="float">
            <text:p>3,62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8" calcext:value-type="float">
            <text:p>18.00</text:p>
          </table:table-cell>
          <table:table-cell table:style-name="ce17" table:formula="of:=[.C7]*[.D7]" office:value-type="float" office:value="263790" calcext:value-type="float">
            <text:p>263,79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5" calcext:value-type="float">
            <text:p>5.00</text:p>
          </table:table-cell>
          <table:table-cell table:style-name="ce17" table:formula="of:=[.C8]*[.D8]" office:value-type="float" office:value="293100" calcext:value-type="float">
            <text:p>293,100.00</text:p>
          </table:table-cell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62960" calcext:value-type="float">
            <text:p>62,96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598820" calcext:value-type="float">
            <text:p>2,598,820.00</text:p>
          </table:table-cell>
          <table:table-cell/>
          <table:table-cell table:style-name="ce22" office:value-type="string" calcext:value-type="string">
            <text:p>고용보험</text:p>
          </table:table-cell>
          <table:table-cell table:style-name="ce21" office:value-type="float" office:value="15970" calcext:value-type="float">
            <text:p>15,97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4]" office:value-type="float" office:value="2394160" calcext:value-type="float">
            <text:p>2,394,160.00</text:p>
          </table:table-cell>
          <table:table-cell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8070" calcext:value-type="float">
            <text:p>8,070.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수령계산</text:p>
          </table:table-cell>
          <table:table-cell table:number-columns-repeated="4"/>
          <table:table-cell table:style-name="ce23" office:value-type="string" calcext:value-type="string">
            <text:p>기타</text:p>
          </table:table-cell>
          <table:table-cell table:style-name="ce21" office:value-type="float" office:value="-10620" calcext:value-type="float">
            <text:p>-10,62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합계</text:p>
          </table:table-cell>
          <table:table-cell table:style-name="ce24" table:formula="of:=SUM([.H5:.H13])" office:value-type="float" office:value="204660" calcext:value-type="float">
            <text:p>204,66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21" office:value-type="float" office:value="23" calcext:value-type="float">
            <text:p>23.00</text:p>
          </table:table-cell>
          <table:table-cell table:style-name="ce17" table:formula="of:=[.C16]*[.D16]" office:value-type="float" office:value="337065" calcext:value-type="float">
            <text:p>337,065.00</text:p>
          </table:table-cell>
          <table:table-cell/>
          <table:table-cell table:style-name="ce26" office:value-type="float" office:value="337070" calcext:value-type="float">
            <text:p>337,070.00</text:p>
          </table:table-cell>
          <table:table-cell table:style-name="ce26" office:value-type="float" office:value="5" calcext:value-type="float">
            <text:p>5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21" office:value-type="float" office:value="2.5" calcext:value-type="float">
            <text:p>2.50</text:p>
          </table:table-cell>
          <table:table-cell table:style-name="ce17" table:formula="of:=[.C17]*[.D17]" office:value-type="float" office:value="146550" calcext:value-type="float">
            <text:p>146,550.0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525545" calcext:value-type="float">
            <text:p>2,525,545.00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4]" office:value-type="float" office:value="2320885" calcext:value-type="float">
            <text:p>2,320,885.00</text:p>
          </table:table-cell>
          <table:table-cell/>
          <table:table-cell table:style-name="ce26" office:value-type="float" office:value="2320890" calcext:value-type="float">
            <text:p>2,320,890.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float" office:value="2394160" calcext:value-type="float">
            <text:p>2,394,160.00</text:p>
          </table:table-cell>
          <table:table-cell table:style-name="ce21" office:value-type="float" office:value="2320885" calcext:value-type="float">
            <text:p>2,320,885.00</text:p>
          </table:table-cell>
          <table:table-cell table:style-name="ce25" table:formula="of:=[.C22]-[.D22]" office:value-type="float" office:value="73275" calcext:value-type="float">
            <text:p>73,275.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float" office:value="9770" calcext:value-type="float">
            <text:p>9,770.00</text:p>
          </table:table-cell>
          <table:table-cell table:style-name="ce21" office:value-type="float" office:value="7.5" calcext:value-type="float">
            <text:p>7.50</text:p>
          </table:table-cell>
          <table:table-cell table:style-name="ce25" table:formula="of:=[.C25]*[.D25]" office:value-type="float" office:value="73275" calcext:value-type="float">
            <text:p>73,275.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1" office:value-type="string" calcext:value-type="string">
            <text:p>2023최저시급</text:p>
          </table:table-cell>
          <table:table-cell table:style-name="ce31"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근무일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style-name="ce32" table:formula="of:=[.C6]-[.H3]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0" calcext:value-type="float">
            <text:p>10.00</text:p>
          </table:table-cell>
          <table:table-cell table:style-name="ce17" table:formula="of:=[.C7]*[.D7]" office:value-type="float" office:value="146550" calcext:value-type="float">
            <text:p>146,55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10" calcext:value-type="float">
            <text:p>10.00</text:p>
          </table:table-cell>
          <table:table-cell table:style-name="ce17" table:formula="of:=[.C8]*[.D8]" office:value-type="float" office:value="586200" calcext:value-type="float">
            <text:p>586,200.00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51670" calcext:value-type="float">
            <text:p>51,67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774680" calcext:value-type="float">
            <text:p>2,774,68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5160" calcext:value-type="float">
            <text:p>5,16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8]" office:value-type="float" office:value="2513190" calcext:value-type="float">
            <text:p>2,513,19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수령계산</text:p>
          </table:table-cell>
          <table:table-cell table:number-columns-repeated="4"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21" office:value-type="float" office:value="28" calcext:value-type="float">
            <text:p>28.00</text:p>
          </table:table-cell>
          <table:table-cell table:style-name="ce17" table:formula="of:=[.C16]*[.D16]" office:value-type="float" office:value="410340" calcext:value-type="float">
            <text:p>410,340.00</text:p>
          </table:table-cell>
          <table:table-cell/>
          <table:table-cell table:style-name="ce23" office:value-type="string" calcext:value-type="string">
            <text:p>연말정산</text:p>
          </table:table-cell>
          <table:table-cell table:style-name="ce21" office:value-type="float" office:value="5640" calcext:value-type="float">
            <text:p>5,64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21" office:value-type="float" office:value="5" calcext:value-type="float">
            <text:p>5.00</text:p>
          </table:table-cell>
          <table:table-cell table:style-name="ce17" table:formula="of:=[.C17]*[.D17]" office:value-type="float" office:value="293100" calcext:value-type="float">
            <text:p>293,100.00</text:p>
          </table:table-cell>
          <table:table-cell/>
          <table:table-cell table:style-name="ce23" office:value-type="string" calcext:value-type="string">
            <text:p>기타</text:p>
          </table:table-cell>
          <table:table-cell table:style-name="ce21" office:value-type="float" office:value="10620" calcext:value-type="float">
            <text:p>10,62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745370" calcext:value-type="float">
            <text:p>2,745,370.00</text:p>
          </table:table-cell>
          <table:table-cell/>
          <table:table-cell table:style-name="ce14" office:value-type="string" calcext:value-type="string">
            <text:p>합계</text:p>
          </table:table-cell>
          <table:table-cell table:style-name="ce19" table:formula="of:=SUM([.H8:.H17])" office:value-type="float" office:value="261490" calcext:value-type="float">
            <text:p>261,490.00</text:p>
          </table:table-cell>
          <table:table-cell table:number-columns-repeated="1016"/>
        </table:table-row>
        <table:table-row table:style-name="ro1">
          <table:table-cell/>
          <table:table-cell table:style-name="ce29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30"/>
          <table:table-cell table:style-name="ce30" table:formula="of:=[.E18]-[.H18]" office:value-type="float" office:value="2483880" calcext:value-type="float">
            <text:p>2,483,880.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4"/>
          <table:table-cell table:formula="of:=[.E18]-[.E9]" office:value-type="float" office:value="-29310" calcext:value-type="float">
            <text:p>-29,310.0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4665" calcext:value-type="float">
            <text:p>14,665.00</text:p>
          </table:table-cell>
          <table:table-cell office:value-type="float" office:value="2" calcext:value-type="float">
            <text:p>2.00</text:p>
          </table:table-cell>
          <table:table-cell table:formula="of:=[.C22]*[.D22]" office:value-type="float" office:value="29330" calcext:value-type="float">
            <text:p>29,330.00</text:p>
          </table:table-cell>
          <table:table-cell/>
          <table:table-cell office:value-type="string" calcext:value-type="string">
            <text:p>치과진료 연차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58620" calcext:value-type="float">
            <text:p>58,620.00</text:p>
          </table:table-cell>
          <table:table-cell office:value-type="float" office:value="0.5" calcext:value-type="float">
            <text:p>0.50</text:p>
          </table:table-cell>
          <table:table-cell table:formula="of:=[.C23]*[.D23]" office:value-type="float" office:value="29310" calcext:value-type="float">
            <text:p>29,310.00</text:p>
          </table:table-cell>
          <table:table-cell/>
          <table:table-cell office:value-type="string" calcext:value-type="string">
            <text:p>치과진료 반차1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37650" calcext:value-type="float">
            <text:p>37,65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3760" calcext:value-type="float">
            <text:p>3,76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6" calcext:value-type="float">
            <text:p>16.00</text:p>
          </table:table-cell>
          <table:table-cell table:style-name="ce17" table:formula="of:=[.C7]*[.D7]" office:value-type="float" office:value="234480" calcext:value-type="float">
            <text:p>234,48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5" calcext:value-type="float">
            <text:p>5.00</text:p>
          </table:table-cell>
          <table:table-cell table:style-name="ce17" table:formula="of:=[.C8]*[.D8]" office:value-type="float" office:value="293100" calcext:value-type="float">
            <text:p>293,100.00</text:p>
          </table:table-cell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569510" calcext:value-type="float">
            <text:p>2,569,510.00</text:p>
          </table:table-cell>
          <table:table-cell/>
          <table:table-cell table:style-name="ce22" office:value-type="string" calcext:value-type="string">
            <text:p>고용보험</text:p>
          </table:table-cell>
          <table:table-cell table:style-name="ce21" office:value-type="float" office:value="31710" calcext:value-type="float">
            <text:p>31,71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4]" office:value-type="float" office:value="2320800" calcext:value-type="float">
            <text:p>2,320,800.00</text:p>
          </table:table-cell>
          <table:table-cell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4"/>
          <table:table-cell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수령계산</text:p>
          </table:table-cell>
          <table:table-cell table:number-columns-repeated="4"/>
          <table:table-cell table:style-name="ce23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합계</text:p>
          </table:table-cell>
          <table:table-cell table:style-name="ce24" table:formula="of:=SUM([.H5:.H13])" office:value-type="float" office:value="248710" calcext:value-type="float">
            <text:p>248,71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26" calcext:value-type="float">
            <text:p>26.00</text:p>
          </table:table-cell>
          <table:table-cell table:style-name="ce17" table:formula="of:=[.C16]*[.D16]" office:value-type="float" office:value="381030" calcext:value-type="float">
            <text:p>381,0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2.5" calcext:value-type="float">
            <text:p>2.50</text:p>
          </table:table-cell>
          <table:table-cell table:style-name="ce17" table:formula="of:=[.C17]*[.D17]" office:value-type="float" office:value="146550" calcext:value-type="float">
            <text:p>146,550.0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569510" calcext:value-type="float">
            <text:p>2,569,510.00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4]" office:value-type="float" office:value="2320800" calcext:value-type="float">
            <text:p>2,320,800.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부처님오신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노동절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5"/>
          <table:table-cell table:formula="of:=[.C6]-[.H3]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46540" calcext:value-type="float">
            <text:p>46,54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4650" calcext:value-type="float">
            <text:p>4,65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2" calcext:value-type="float">
            <text:p>12.00</text:p>
          </table:table-cell>
          <table:table-cell table:style-name="ce17" table:formula="of:=[.C7]*[.D7]" office:value-type="float" office:value="175860" calcext:value-type="float">
            <text:p>175,860.00</text:p>
          </table:table-cell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88380" calcext:value-type="float">
            <text:p>88,38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8" calcext:value-type="float">
            <text:p>8.00</text:p>
          </table:table-cell>
          <table:table-cell table:style-name="ce17" table:formula="of:=[.C8]*[.D8]" office:value-type="float" office:value="468960" calcext:value-type="float">
            <text:p>468,960.00</text:p>
          </table:table-cell>
          <table:table-cell/>
          <table:table-cell table:style-name="ce22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686750" calcext:value-type="float">
            <text:p>2,686,750.00</text:p>
          </table:table-cell>
          <table:table-cell/>
          <table:table-cell table:style-name="ce22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4]" office:value-type="float" office:value="2441600" calcext:value-type="float">
            <text:p>2,441,600.00</text:p>
          </table:table-cell>
          <table:table-cell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4"/>
          <table:table-cell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23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합계</text:p>
          </table:table-cell>
          <table:table-cell table:style-name="ce24" table:formula="of:=SUM([.H5:.H13])" office:value-type="float" office:value="245150" calcext:value-type="float">
            <text:p>245,150.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28" calcext:value-type="float">
            <text:p>28.00</text:p>
          </table:table-cell>
          <table:table-cell table:style-name="ce17" table:formula="of:=[.C16]*[.D16]" office:value-type="float" office:value="410340" calcext:value-type="float">
            <text:p>410,340.00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4" calcext:value-type="float">
            <text:p>4.00</text:p>
          </table:table-cell>
          <table:table-cell table:style-name="ce17" table:formula="of:=[.C17]*[.D17]" office:value-type="float" office:value="234480" calcext:value-type="float">
            <text:p>234,480.0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686750" calcext:value-type="float">
            <text:p>2,686,750.00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4]" office:value-type="float" office:value="2441600" calcext:value-type="float">
            <text:p>2,441,600.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6/9야유회(8,9)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2023최저시급</text:p>
          </table:table-cell>
          <table:table-cell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0" calcext:value-type="float">
            <text:p>10.00</text:p>
          </table:table-cell>
          <table:table-cell table:style-name="ce17" table:formula="of:=[.C7]*[.D7]" office:value-type="float" office:value="146550" calcext:value-type="float">
            <text:p>146,55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6" calcext:value-type="float">
            <text:p>6.00</text:p>
          </table:table-cell>
          <table:table-cell table:style-name="ce17" table:formula="of:=[.C8]*[.D8]" office:value-type="float" office:value="351720" calcext:value-type="float">
            <text:p>351,72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540200" calcext:value-type="float">
            <text:p>2,540,200.00</text:p>
          </table:table-cell>
          <table:table-cell/>
          <table:table-cell table:style-name="ce22" office:value-type="string" calcext:value-type="string">
            <text:p>소득세</text:p>
          </table:table-cell>
          <table:table-cell table:style-name="ce21" office:value-type="float" office:value="36970" calcext:value-type="float">
            <text:p>36,97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8]" office:value-type="float" office:value="2292220" calcext:value-type="float">
            <text:p>2,292,220.00</text:p>
          </table:table-cell>
          <table:table-cell/>
          <table:table-cell table:style-name="ce22" office:value-type="string" calcext:value-type="string">
            <text:p>지방소득세</text:p>
          </table:table-cell>
          <table:table-cell table:style-name="ce21" office:value-type="float" office:value="3690" calcext:value-type="float">
            <text:p>3,69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2" office:value-type="string" calcext:value-type="string">
            <text:p>국민연금</text:p>
          </table:table-cell>
          <table:table-cell table:style-name="ce21" office:value-type="float" office:value="101740" calcext:value-type="float">
            <text:p>101,74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22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22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기본급</text:p>
          </table:table-cell>
          <table:table-cell table:style-name="ce17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/>
          <table:table-cell table:style-name="ce23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22" calcext:value-type="float">
            <text:p>22.00</text:p>
          </table:table-cell>
          <table:table-cell table:style-name="ce17" table:formula="of:=[.C16]*[.D16]" office:value-type="float" office:value="322410" calcext:value-type="float">
            <text:p>322,410.00</text:p>
          </table:table-cell>
          <table:table-cell/>
          <table:table-cell table:style-name="ce23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3" calcext:value-type="float">
            <text:p>3.00</text:p>
          </table:table-cell>
          <table:table-cell table:style-name="ce17" table:formula="of:=[.C17]*[.D17]" office:value-type="float" office:value="175860" calcext:value-type="float">
            <text:p>175,860.00</text:p>
          </table:table-cell>
          <table:table-cell/>
          <table:table-cell table:style-name="ce23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540200" calcext:value-type="float">
            <text:p>2,540,200.00</text:p>
          </table:table-cell>
          <table:table-cell/>
          <table:table-cell table:style-name="ce14" office:value-type="string" calcext:value-type="string">
            <text:p>합계</text:p>
          </table:table-cell>
          <table:table-cell table:style-name="ce19" table:formula="of:=SUM([.H9:.H17])" office:value-type="float" office:value="247980" calcext:value-type="float">
            <text:p>247,98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8]" office:value-type="float" office:value="2292220" calcext:value-type="float">
            <text:p>2,292,220.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7.24~7.28휴가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9" office:value-type="string" calcext:value-type="string">
            <text:p>2023최저시급</text:p>
          </table:table-cell>
          <table:table-cell table:style-name="ce39"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4"/>
          <table:table-cell table:style-name="ce19" office:value-type="string" calcext:value-type="string">
            <text:p>+</text:p>
          </table:table-cell>
          <table:table-cell table:style-name="ce39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3" calcext:value-type="float">
            <text:p>13.00</text:p>
          </table:table-cell>
          <table:table-cell table:style-name="ce17" table:formula="of:=[.C7]*[.D7]" office:value-type="float" office:value="190515" calcext:value-type="float">
            <text:p>190,515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9" calcext:value-type="float">
            <text:p>9.00</text:p>
          </table:table-cell>
          <table:table-cell table:style-name="ce17" table:formula="of:=[.C8]*[.D8]" office:value-type="float" office:value="527580" calcext:value-type="float">
            <text:p>527,580.00</text:p>
          </table:table-cell>
          <table:table-cell/>
          <table:table-cell table:style-name="ce14" office:value-type="string" calcext:value-type="string">
            <text:p>소득세</text:p>
          </table:table-cell>
          <table:table-cell table:style-name="ce21" office:value-type="float" office:value="53380" calcext:value-type="float">
            <text:p>53,38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760025" calcext:value-type="float">
            <text:p>2,760,025.00</text:p>
          </table:table-cell>
          <table:table-cell/>
          <table:table-cell table:style-name="ce14" office:value-type="string" calcext:value-type="string">
            <text:p>지방소득세</text:p>
          </table:table-cell>
          <table:table-cell table:style-name="ce21" office:value-type="float" office:value="5330" calcext:value-type="float">
            <text:p>5,33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8]" office:value-type="float" office:value="2493995" calcext:value-type="float">
            <text:p>2,493,995.00</text:p>
          </table:table-cell>
          <table:table-cell/>
          <table:table-cell table:style-name="ce14" office:value-type="string" calcext:value-type="string">
            <text:p>국민연금</text:p>
          </table:table-cell>
          <table:table-cell table:style-name="ce21" office:value-type="float" office:value="101740" calcext:value-type="float">
            <text:p>101,74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14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14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/>
          <table:table-cell table:style-name="ce14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31" calcext:value-type="float">
            <text:p>31.00</text:p>
          </table:table-cell>
          <table:table-cell table:style-name="ce17" table:formula="of:=[.C16]*[.D16]" office:value-type="float" office:value="454305" calcext:value-type="float">
            <text:p>454,305.00</text:p>
          </table:table-cell>
          <table:table-cell/>
          <table:table-cell table:style-name="ce14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4.5" calcext:value-type="float">
            <text:p>4.50</text:p>
          </table:table-cell>
          <table:table-cell table:style-name="ce17" table:formula="of:=[.C17]*[.D17]" office:value-type="float" office:value="263790" calcext:value-type="float">
            <text:p>263,790.00</text:p>
          </table:table-cell>
          <table:table-cell/>
          <table:table-cell table:style-name="ce14" office:value-type="string" calcext:value-type="string">
            <text:p>기타</text:p>
          </table:table-cell>
          <table:table-cell table:style-name="ce21" office:value-type="float" office:value="-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760025" calcext:value-type="float">
            <text:p>2,760,025.00</text:p>
          </table:table-cell>
          <table:table-cell/>
          <table:table-cell table:style-name="ce14" office:value-type="string" calcext:value-type="string">
            <text:p>합계</text:p>
          </table:table-cell>
          <table:table-cell table:style-name="ce19" table:formula="of:=SUM([.H8:.H17])" office:value-type="float" office:value="266030" calcext:value-type="float">
            <text:p>266,03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8]" office:value-type="float" office:value="2493995" calcext:value-type="float">
            <text:p>2,493,995.0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8.14부처님오신날 대체휴무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주간</text:p>
          </table:table-cell>
          <table:table-cell office:value-type="string" calcext:value-type="string">
            <text:p>반올림</text:p>
          </table:table-cell>
          <table:table-cell office:value-type="float" office:value="5" calcext:value-type="float">
            <text:p>5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6" office:value-type="string" calcext:value-type="string">
            <text:p>통장수령액</text:p>
          </table:table-cell>
          <table:table-cell table:style-name="ce46" table:formula="of:=[.E21]+[.E23]" office:value-type="float" office:value="2494000" calcext:value-type="float">
            <text:p>2,494,00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40" table:number-columns-repeated="4"/>
          <table:table-cell table:number-columns-repeated="1019"/>
        </table:table-row>
        <table:table-row table:style-name="ro1">
          <table:table-cell/>
          <table:table-cell table:style-name="ce45"/>
          <table:table-cell table:style-name="ce40" table:number-columns-repeated="2"/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style-name="ce40" table:number-columns-repeated="3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9" office:value-type="string" calcext:value-type="string">
            <text:p>2023최저시급</text:p>
          </table:table-cell>
          <table:table-cell table:style-name="ce39"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4"/>
          <table:table-cell table:style-name="ce19" office:value-type="string" calcext:value-type="string">
            <text:p>+</text:p>
          </table:table-cell>
          <table:table-cell table:style-name="ce39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1" calcext:value-type="float">
            <text:p>11.00</text:p>
          </table:table-cell>
          <table:table-cell table:style-name="ce17" table:formula="of:=[.C7]*[.D7]" office:value-type="float" office:value="161205" calcext:value-type="float">
            <text:p>161,205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5" calcext:value-type="float">
            <text:p>5.00</text:p>
          </table:table-cell>
          <table:table-cell table:style-name="ce17" table:formula="of:=[.C8]*[.D8]" office:value-type="float" office:value="293100" calcext:value-type="float">
            <text:p>293,100.00</text:p>
          </table:table-cell>
          <table:table-cell/>
          <table:table-cell table:style-name="ce14" office:value-type="string" calcext:value-type="string">
            <text:p>소득세</text:p>
          </table:table-cell>
          <table:table-cell table:style-name="ce21" office:value-type="float" office:value="35270" calcext:value-type="float">
            <text:p>35,27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496235" calcext:value-type="float">
            <text:p>2,496,235.00</text:p>
          </table:table-cell>
          <table:table-cell/>
          <table:table-cell table:style-name="ce14" office:value-type="string" calcext:value-type="string">
            <text:p>지방소득세</text:p>
          </table:table-cell>
          <table:table-cell table:style-name="ce21" office:value-type="float" office:value="3520" calcext:value-type="float">
            <text:p>3,52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8]" office:value-type="float" office:value="2250125" calcext:value-type="float">
            <text:p>2,250,125.00</text:p>
          </table:table-cell>
          <table:table-cell/>
          <table:table-cell table:style-name="ce14" office:value-type="string" calcext:value-type="string">
            <text:p>국민연금</text:p>
          </table:table-cell>
          <table:table-cell table:style-name="ce21" office:value-type="float" office:value="101740" calcext:value-type="float">
            <text:p>101,74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14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14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/>
          <table:table-cell table:style-name="ce14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21" calcext:value-type="float">
            <text:p>21.00</text:p>
          </table:table-cell>
          <table:table-cell table:style-name="ce17" table:formula="of:=[.C16]*[.D16]" office:value-type="float" office:value="307755" calcext:value-type="float">
            <text:p>307,755.00</text:p>
          </table:table-cell>
          <table:table-cell/>
          <table:table-cell table:style-name="ce14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2.5" calcext:value-type="float">
            <text:p>2.50</text:p>
          </table:table-cell>
          <table:table-cell table:style-name="ce17" table:formula="of:=[.C17]*[.D17]" office:value-type="float" office:value="146550" calcext:value-type="float">
            <text:p>146,550.00</text:p>
          </table:table-cell>
          <table:table-cell/>
          <table:table-cell table:style-name="ce14" office:value-type="string" calcext:value-type="string">
            <text:p>기타</text:p>
          </table:table-cell>
          <table:table-cell table:style-name="ce21" office:value-type="float" office:value="-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496235" calcext:value-type="float">
            <text:p>2,496,235.00</text:p>
          </table:table-cell>
          <table:table-cell/>
          <table:table-cell table:style-name="ce14" office:value-type="string" calcext:value-type="string">
            <text:p>합계</text:p>
          </table:table-cell>
          <table:table-cell table:style-name="ce19" table:formula="of:=SUM([.H8:.H17])" office:value-type="float" office:value="246110" calcext:value-type="float">
            <text:p>246,11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8]" office:value-type="float" office:value="2250125" calcext:value-type="float">
            <text:p>2,250,125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25~29설연휴 및 10/3개천절, 10/9한글날 대체휴무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주간</text:p>
          </table:table-cell>
          <table:table-cell office:value-type="string" calcext:value-type="string">
            <text:p>반올림</text:p>
          </table:table-cell>
          <table:table-cell office:value-type="float" office:value="5" calcext:value-type="float">
            <text:p>5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6" office:value-type="string" calcext:value-type="string">
            <text:p>통장수령액</text:p>
          </table:table-cell>
          <table:table-cell table:style-name="ce46" table:formula="of:=[.E21]+[.E23]" office:value-type="float" office:value="2250130" calcext:value-type="float">
            <text:p>2,250,13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40" table:number-columns-repeated="4"/>
          <table:table-cell table:number-columns-repeated="1019"/>
        </table:table-row>
        <table:table-row table:style-name="ro1">
          <table:table-cell/>
          <table:table-cell table:style-name="ce45"/>
          <table:table-cell table:style-name="ce40" table:number-columns-repeated="2"/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style-name="ce40" table:number-columns-repeated="3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월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4" table:default-cell-style-name="ce13"/>
        <table:table-column table:style-name="co5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3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9" office:value-type="string" calcext:value-type="string">
            <text:p>2023최저시급</text:p>
          </table:table-cell>
          <table:table-cell table:style-name="ce39" office:value-type="float" office:value="9620" calcext:value-type="float">
            <text:p>9,62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실제</text:p>
          </table:table-cell>
          <table:table-cell table:number-columns-repeated="4"/>
          <table:table-cell table:style-name="ce19" office:value-type="string" calcext:value-type="string">
            <text:p>+</text:p>
          </table:table-cell>
          <table:table-cell table:style-name="ce39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6]*[.D6]" office:value-type="float" office:value="2041930" calcext:value-type="float">
            <text:p>2,041,930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6]+([.C6]/2)*1" office:value-type="float" office:value="14655" calcext:value-type="float">
            <text:p>14,655.00</text:p>
          </table:table-cell>
          <table:table-cell table:style-name="ce21" office:value-type="float" office:value="17" calcext:value-type="float">
            <text:p>17.00</text:p>
          </table:table-cell>
          <table:table-cell table:style-name="ce17" table:formula="of:=[.C7]*[.D7]" office:value-type="float" office:value="249135" calcext:value-type="float">
            <text:p>249,135.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6]+[.C6]/2)*4" office:value-type="float" office:value="58620" calcext:value-type="float">
            <text:p>58,620.00</text:p>
          </table:table-cell>
          <table:table-cell table:style-name="ce21" office:value-type="float" office:value="5" calcext:value-type="float">
            <text:p>5.00</text:p>
          </table:table-cell>
          <table:table-cell table:style-name="ce17" table:formula="of:=[.C8]*[.D8]" office:value-type="float" office:value="293100" calcext:value-type="float">
            <text:p>293,100.00</text:p>
          </table:table-cell>
          <table:table-cell/>
          <table:table-cell table:style-name="ce14" office:value-type="string" calcext:value-type="string">
            <text:p>소득세</text:p>
          </table:table-cell>
          <table:table-cell table:style-name="ce21" office:value-type="float" office:value="35270" calcext:value-type="float">
            <text:p>35,27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6];[.E7];[.E8])" office:value-type="float" office:value="2584165" calcext:value-type="float">
            <text:p>2,584,165.00</text:p>
          </table:table-cell>
          <table:table-cell/>
          <table:table-cell table:style-name="ce14" office:value-type="string" calcext:value-type="string">
            <text:p>지방소득세</text:p>
          </table:table-cell>
          <table:table-cell table:style-name="ce21" office:value-type="float" office:value="3520" calcext:value-type="float">
            <text:p>3,520.0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9]-[.H18]" office:value-type="float" office:value="2338055" calcext:value-type="float">
            <text:p>2,338,055.00</text:p>
          </table:table-cell>
          <table:table-cell/>
          <table:table-cell table:style-name="ce14" office:value-type="string" calcext:value-type="string">
            <text:p>국민연금</text:p>
          </table:table-cell>
          <table:table-cell table:style-name="ce21" office:value-type="float" office:value="101740" calcext:value-type="float">
            <text:p>101,74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건강보험</text:p>
          </table:table-cell>
          <table:table-cell table:style-name="ce21" office:value-type="float" office:value="72380" calcext:value-type="float">
            <text:p>72,3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 office:value-type="string" calcext:value-type="string">
            <text:p>고용보험</text:p>
          </table:table-cell>
          <table:table-cell table:style-name="ce21" office:value-type="float" office:value="18370" calcext:value-type="float">
            <text:p>18,37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지급</text:p>
          </table:table-cell>
          <table:table-cell table:number-columns-repeated="4"/>
          <table:table-cell table:style-name="ce14" office:value-type="string" calcext:value-type="string">
            <text:p>장기요양보험료</text:p>
          </table:table-cell>
          <table:table-cell table:style-name="ce21" office:value-type="float" office:value="9270" calcext:value-type="float">
            <text:p>9,270.00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시급</text:p>
          </table:table-cell>
          <table:table-cell table:style-name="ce14" office:value-type="string" calcext:value-type="string">
            <text:p>시간(일수)</text:p>
          </table:table-cell>
          <table:table-cell table:style-name="ce14" office:value-type="string" calcext:value-type="string">
            <text:p>합게</text:p>
          </table:table-cell>
          <table:table-cell/>
          <table:table-cell table:style-name="ce14" office:value-type="string" calcext:value-type="string">
            <text:p>22년연말정산소득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기본급</text:p>
          </table:table-cell>
          <table:table-cell table:style-name="ce17" table:formula="of:=[.H3]+[.H4]" office:value-type="float" office:value="9770" calcext:value-type="float">
            <text:p>9,770.00</text:p>
          </table:table-cell>
          <table:table-cell table:style-name="ce17" office:value-type="float" office:value="209" calcext:value-type="float">
            <text:p>209.00</text:p>
          </table:table-cell>
          <table:table-cell table:style-name="ce17" table:formula="of:=[.C15]*[.D15]" office:value-type="float" office:value="2041930" calcext:value-type="float">
            <text:p>2,041,930.00</text:p>
          </table:table-cell>
          <table:table-cell/>
          <table:table-cell table:style-name="ce14" office:value-type="string" calcext:value-type="string">
            <text:p>22년연만정산지방세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주간연장수당(1h)</text:p>
          </table:table-cell>
          <table:table-cell table:style-name="ce18" table:formula="of:=[.C15]+([.C15]/2)*1" office:value-type="float" office:value="14655" calcext:value-type="float">
            <text:p>14,655.00</text:p>
          </table:table-cell>
          <table:table-cell table:style-name="ce37" table:formula="of:=[.D7]+[.D8]/2*4" office:value-type="float" office:value="27" calcext:value-type="float">
            <text:p>27.00</text:p>
          </table:table-cell>
          <table:table-cell table:style-name="ce17" table:formula="of:=[.C16]*[.D16]" office:value-type="float" office:value="395685" calcext:value-type="float">
            <text:p>395,685.00</text:p>
          </table:table-cell>
          <table:table-cell/>
          <table:table-cell table:style-name="ce14" office:value-type="string" calcext:value-type="string">
            <text:p>연말정산</text:p>
          </table:table-cell>
          <table:table-cell table:style-name="ce21" office:value-type="float" office:value="5560" calcext:value-type="float">
            <text:p>5,560.00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야간연장수당(4h)</text:p>
          </table:table-cell>
          <table:table-cell table:style-name="ce18" table:formula="of:=([.C15]+[.C15]/2)*4" office:value-type="float" office:value="58620" calcext:value-type="float">
            <text:p>58,620.00</text:p>
          </table:table-cell>
          <table:table-cell table:style-name="ce37" table:formula="of:=[.D8]/2" office:value-type="float" office:value="2.5" calcext:value-type="float">
            <text:p>2.50</text:p>
          </table:table-cell>
          <table:table-cell table:style-name="ce17" table:formula="of:=[.C17]*[.D17]" office:value-type="float" office:value="146550" calcext:value-type="float">
            <text:p>146,550.00</text:p>
          </table:table-cell>
          <table:table-cell/>
          <table:table-cell table:style-name="ce14" office:value-type="string" calcext:value-type="string">
            <text:p>기타</text:p>
          </table:table-cell>
          <table:table-cell table:style-name="ce21" office:value-type="float" office:value="-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합계</text:p>
          </table:table-cell>
          <table:covered-table-cell table:number-columns-repeated="2" table:style-name="ce19"/>
          <table:table-cell table:style-name="ce19" table:formula="of:=SUM([.E15];[.E16];[.E17])" office:value-type="float" office:value="2584165" calcext:value-type="float">
            <text:p>2,584,165.00</text:p>
          </table:table-cell>
          <table:table-cell/>
          <table:table-cell table:style-name="ce14" office:value-type="string" calcext:value-type="string">
            <text:p>합계</text:p>
          </table:table-cell>
          <table:table-cell table:style-name="ce19" table:formula="of:=SUM([.H8:.H17])" office:value-type="float" office:value="246110" calcext:value-type="float">
            <text:p>246,11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실수령액</text:p>
          </table:table-cell>
          <table:covered-table-cell table:number-columns-repeated="2" table:style-name="ce20"/>
          <table:table-cell table:style-name="ce20" table:formula="of:=[.E18]-[.H18]" office:value-type="float" office:value="2338055" calcext:value-type="float">
            <text:p>2,338,055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반올림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10/11반차 논산사돈빈소(탁금정 님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6" office:value-type="string" calcext:value-type="string">
            <text:p>통장수령액</text:p>
          </table:table-cell>
          <table:table-cell table:style-name="ce46" table:formula="of:=[.E21]+[.E23]" office:value-type="float" office:value="2338060" calcext:value-type="float">
            <text:p>2,338,06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40" table:number-columns-repeated="4"/>
          <table:table-cell table:number-columns-repeated="1019"/>
        </table:table-row>
        <table:table-row table:style-name="ro1">
          <table:table-cell/>
          <table:table-cell table:style-name="ce45"/>
          <table:table-cell table:style-name="ce40" table:number-columns-repeated="2"/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style-name="ce40" table:number-columns-repeated="3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00/00/00</text:date>, <text:time style:data-style-name="N2" text:time-value="00:47:16.75406967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23:28:42.193890632</meta:creation-date>
    <dc:date>2023-10-13T01:08:18.085540464</dc:date>
    <meta:editing-duration>P1DT2H47M3S</meta:editing-duration>
    <meta:editing-cycles>38</meta:editing-cycles>
    <meta:generator>LibreOffice/6.4.7.2$Linux_X86_64 LibreOffice_project/40$Build-2</meta:generator>
    <meta:document-statistic meta:table-count="10" meta:cell-count="653" meta:object-count="0"/>
  </office:meta>
</office:document-meta>
</file>